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0a1d5" officeooo:paragraph-rsid="0000a1d5"/>
    </style:style>
    <style:style style:name="P2" style:family="paragraph" style:parent-style-name="Standard">
      <style:text-properties style:font-name="Courier New" officeooo:rsid="0000a1d5" officeooo:paragraph-rsid="0000b8a0"/>
    </style:style>
    <style:style style:name="P3" style:family="paragraph" style:parent-style-name="Standard">
      <style:text-properties style:font-name="Courier New" officeooo:rsid="0000a1d5" officeooo:paragraph-rsid="000294e2"/>
    </style:style>
    <style:style style:name="P4" style:family="paragraph" style:parent-style-name="Standard">
      <style:text-properties style:font-name="Courier New" fo:font-weight="bold" officeooo:rsid="0000a1d5" officeooo:paragraph-rsid="0000a1d5" style:font-weight-asian="bold" style:font-weight-complex="bold"/>
    </style:style>
    <style:style style:name="P5" style:family="paragraph" style:parent-style-name="Standard">
      <style:text-properties style:font-name="Courier New" fo:font-weight="bold" officeooo:rsid="0000b8a0" officeooo:paragraph-rsid="0000b8a0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0294e2" officeooo:paragraph-rsid="000294e2" style:font-weight-asian="bold" style:font-weight-complex="bold"/>
    </style:style>
    <style:style style:name="P7" style:family="paragraph" style:parent-style-name="Standard">
      <style:text-properties style:font-name="Courier New" officeooo:rsid="0000b8a0" officeooo:paragraph-rsid="0000b8a0"/>
    </style:style>
    <style:style style:name="P8" style:family="paragraph" style:parent-style-name="Standard">
      <style:text-properties style:font-name="Courier New" officeooo:rsid="0000b8a0" officeooo:paragraph-rsid="000294e2"/>
    </style:style>
    <style:style style:name="P9" style:family="paragraph" style:parent-style-name="Standard">
      <style:text-properties style:font-name="Courier New" fo:font-weight="normal" officeooo:rsid="0000b8a0" officeooo:paragraph-rsid="0000b8a0" style:font-weight-asian="normal" style:font-weight-complex="normal"/>
    </style:style>
    <style:style style:name="P10" style:family="paragraph" style:parent-style-name="Standard">
      <style:text-properties style:font-name="Courier New" fo:font-weight="normal" officeooo:rsid="0000b8a0" officeooo:paragraph-rsid="000294e2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0b8a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294e2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0b8a0" style:font-weight-asian="normal" style:font-weight-complex="normal"/>
    </style:style>
    <style:style style:name="T7" style:family="text">
      <style:text-properties style:text-underline-style="none" fo:font-weight="normal" officeooo:rsid="0000a1d5" style:font-weight-asian="normal" style:font-weight-complex="normal"/>
    </style:style>
    <style:style style:name="T8" style:family="text">
      <style:text-properties style:text-underline-style="none" fo:font-weight="bold" officeooo:rsid="0000a1d5" style:font-weight-asian="bold" style:font-weight-complex="bold"/>
    </style:style>
    <style:style style:name="T9" style:family="text">
      <style:text-properties style:text-underline-style="none" officeooo:rsid="0000a1d5"/>
    </style:style>
    <style:style style:name="T10" style:family="text">
      <style:text-properties style:text-underline-style="none" officeooo:rsid="000294e2"/>
    </style:style>
    <style:style style:name="T11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dotted" style:text-underline-width="bold" style:text-underline-color="font-color" fo:font-weight="normal" officeooo:rsid="0000b8a0" style:font-weight-asian="normal" style:font-weight-complex="normal"/>
    </style:style>
    <style:style style:name="T13" style:family="text">
      <style:text-properties style:text-underline-style="dotted" style:text-underline-width="bold" style:text-underline-color="font-color" officeooo:rsid="000294e2"/>
    </style:style>
    <style:style style:name="T14" style:family="text">
      <style:text-properties officeooo:rsid="000294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9</text:p>
      <text:p text:style-name="P1">tema 4 – BBDD</text:p>
      <text:p text:style-name="P1">Jhonal Roca</text:p>
      <text:p text:style-name="P1"/>
      <text:p text:style-name="P4">1. Regla de transformación entidades y atributos:</text:p>
      <text:p text:style-name="P4"/>
      <text:p text:style-name="P1">Maquinas (<text:span text:style-name="T1">#id</text:span><text:span text:style-name="T5">, nombre, valor, fecha_compra)</text:span></text:p>
      <text:p text:style-name="P1"><text:span text:style-name="T5"/></text:p>
      <text:p text:style-name="P1"><text:span text:style-name="T5">Talleres (</text:span><text:span text:style-name="T1">#id</text:span><text:span text:style-name="T5">, nombre, función)</text:span></text:p>
      <text:p text:style-name="P1"><text:span text:style-name="T5"/></text:p>
      <text:p text:style-name="P1"><text:span text:style-name="T5">Empleados (</text:span><text:span text:style-name="T1">#id</text:span><text:span text:style-name="T5">, nombre, apellido, </text:span><text:span text:style-name="T11">dni</text:span><text:span text:style-name="T5">)</text:span></text:p>
      <text:p text:style-name="P1"><text:span text:style-name="T5"/></text:p>
      <text:p text:style-name="P1"><text:span text:style-name="T5">Partes_Producción (</text:span><text:span text:style-name="T1">#id</text:span><text:span text:style-name="T5">, </text:span><text:span text:style-name="T11">num_parte</text:span><text:span text:style-name="T5">, coste_total, fecha_final, fecha_emision)</text:span></text:p>
      <text:p text:style-name="P1"><text:span text:style-name="T5"/></text:p>
      <text:p text:style-name="P1"><text:span text:style-name="T5">Artículos (</text:span><text:span text:style-name="T1">#id</text:span><text:span text:style-name="T5">, nombre, precio, modelo, coste)</text:span></text:p>
      <text:p text:style-name="P1"><text:span text:style-name="T5"/></text:p>
      <text:p text:style-name="P1"><text:span text:style-name="T5"/></text:p>
      <text:p text:style-name="P4"><text:span text:style-name="T4">2. Regla transformación de las relaciones M:N</text:span></text:p>
      <text:p text:style-name="P4"><text:span text:style-name="T4"><text:tab/>(Copio y pego transformaciones paso anterior)</text:span></text:p>
      <text:p text:style-name="P1"><text:span text:style-name="T5"/></text:p>
      <text:p text:style-name="P1"><text:span text:style-name="T5"/></text:p>
      <text:p text:style-name="P1">Maquinas (<text:span text:style-name="T1">#id</text:span><text:span text:style-name="T5">, nombre, valor, fecha_compra)</text:span></text:p>
      <text:p text:style-name="P1"><text:span text:style-name="T5">Talleres (</text:span><text:span text:style-name="T1">#id</text:span><text:span text:style-name="T5">, nombre, función)</text:span></text:p>
      <text:p text:style-name="P1"><text:span text:style-name="T5">Empleados (</text:span><text:span text:style-name="T1">#id</text:span><text:span text:style-name="T5">, nombre, apellido, </text:span><text:span text:style-name="T11">dni</text:span><text:span text:style-name="T5">)</text:span></text:p>
      <text:p text:style-name="P1"><text:span text:style-name="T5">Partes_Producción (</text:span><text:span text:style-name="T1">#id</text:span><text:span text:style-name="T5">, </text:span><text:span text:style-name="T11">num_parte</text:span><text:span text:style-name="T5">, coste_total, fecha_final, fecha_emision)</text:span></text:p>
      <text:p text:style-name="P1"><text:span text:style-name="T5">Artículos (</text:span><text:span text:style-name="T1">#id</text:span><text:span text:style-name="T5">, nombre, precio, modelo, coste)</text:span></text:p>
      <text:p text:style-name="P1"><text:span text:style-name="T5"/></text:p>
      <text:p text:style-name="P1"><text:span text:style-name="T5"/></text:p>
      <text:p text:style-name="P2"><text:span text:style-name="T5">Maquinas_Utiliza_Taller (</text:span><text:span text:style-name="T2">#taller_id</text:span><text:span text:style-name="T6">, </text:span><text:span text:style-name="T2">#maquina_id</text:span><text:span text:style-name="T6">, inicio, fin, tiempo-d)</text:span></text:p>
      <text:p text:style-name="P2"><text:span text:style-name="T6"><text:tab/>taller_id – Talleres (Not null, BR, MC)</text:span></text:p>
      <text:p text:style-name="P2"><text:span text:style-name="T6"><text:tab/>maquina_id – Maquinas (not null, BR, MC)</text:span></text:p>
      <text:p text:style-name="P2"><text:span text:style-name="T6"/></text:p>
      <text:p text:style-name="P7"><text:span text:style-name="T5">Talleres_fabrica (</text:span><text:span text:style-name="T1">#taller_id</text:span><text:span text:style-name="T5">, </text:span><text:span text:style-name="T1">#parte_produccion_id</text:span><text:span text:style-name="T5">)</text:span></text:p>
      <text:p text:style-name="P7"><text:span text:style-name="T5"><text:tab/>taller_id – Talleres (not null, BR, MC)</text:span></text:p>
      <text:p text:style-name="P7"><text:span text:style-name="T5"><text:tab/>parte_produccion_id – Partes_Producción (not null, BR, MC)</text:span></text:p>
      <text:p text:style-name="P7"><text:span text:style-name="T5"/></text:p>
      <text:p text:style-name="P7"><text:span text:style-name="T5">PartesProduccion_fabrica (</text:span><text:span text:style-name="T1">#parte_produccion_id</text:span><text:span text:style-name="T5">, </text:span><text:span text:style-name="T1">#articulos_id</text:span><text:span text:style-name="T5">, cantidad, tiempo)</text:span></text:p>
      <text:p text:style-name="P7"><text:span text:style-name="T5"><text:tab/>parte_produccion_id – Partes_Producción (not null, BR, MC)</text:span></text:p>
      <text:p text:style-name="P7"><text:span text:style-name="T5"/></text:p>
      <text:p text:style-name="P7"><text:span text:style-name="T5"/></text:p>
      <text:p text:style-name="P5"><text:span text:style-name="T4">3. Regla transformación relaciones 1:N</text:span></text:p>
      <text:p text:style-name="P7"><text:span text:style-name="T5"><text:tab/></text:span><text:span text:style-name="T8">(Copio y pego transformaciones paso anterior)</text:span></text:p>
      <text:p text:style-name="P7"><text:span text:style-name="T8"/></text:p>
      <text:p text:style-name="P7"><text:span text:style-name="T8"/></text:p>
      <text:p text:style-name="P2">Maquinas (<text:span text:style-name="T1">#id</text:span><text:span text:style-name="T5">, nombre, valor, fecha_compra)</text:span></text:p>
      <text:p text:style-name="P2"><text:span text:style-name="T5">Talleres (</text:span><text:span text:style-name="T1">#id</text:span><text:span text:style-name="T5">, nombre, función)</text:span></text:p>
      <text:p text:style-name="P2"><text:span text:style-name="T5"/></text:p>
      <text:p text:style-name="P2"><text:span text:style-name="T5">Partes_Producción (</text:span><text:span text:style-name="T1">#id</text:span><text:span text:style-name="T5">, </text:span><text:span text:style-name="T11">num_parte</text:span><text:span text:style-name="T5">, coste_total, fecha_final, fecha_emision)</text:span></text:p>
      <text:p text:style-name="P2"><text:soft-page-break/><text:span text:style-name="T5">Artículos (</text:span><text:span text:style-name="T1">#id</text:span><text:span text:style-name="T5">, nombre, precio, modelo, coste)</text:span></text:p>
      <text:p text:style-name="P2"><text:span text:style-name="T5"/></text:p>
      <text:p text:style-name="P2"><text:span text:style-name="T5"/></text:p>
      <text:p text:style-name="P2"><text:span text:style-name="T5">Maquinas_Utiliza_Taller (</text:span><text:span text:style-name="T2">#taller_id</text:span><text:span text:style-name="T6">, </text:span><text:span text:style-name="T2">#maquina_id</text:span><text:span text:style-name="T6">, inicio, fin, tiempo-d)</text:span></text:p>
      <text:p text:style-name="P2"><text:span text:style-name="T6"><text:tab/>taller_id – Talleres (Not null, BR, MC)</text:span></text:p>
      <text:p text:style-name="P2"><text:span text:style-name="T6"><text:tab/>maquina_id – Maquinas (not null, BR, MC)</text:span></text:p>
      <text:p text:style-name="P2"><text:span text:style-name="T6"/></text:p>
      <text:p text:style-name="P7"><text:span text:style-name="T5">Talleres_fabrica (</text:span><text:span text:style-name="T1">#taller_id</text:span><text:span text:style-name="T5">, </text:span><text:span text:style-name="T1">#parte_produccion_id</text:span><text:span text:style-name="T5">)</text:span></text:p>
      <text:p text:style-name="P7"><text:span text:style-name="T5"><text:tab/>taller_id – Talleres (not null, BR, MC)</text:span></text:p>
      <text:p text:style-name="P7"><text:span text:style-name="T5"><text:tab/>parte_produccion_id – Partes_Producción (not null, BR, MC)</text:span></text:p>
      <text:p text:style-name="P7"><text:span text:style-name="T5"/></text:p>
      <text:p text:style-name="P7"><text:span text:style-name="T5">PartesProduccion_fabrica (</text:span><text:span text:style-name="T1">#parte_produccion_id</text:span><text:span text:style-name="T5">, </text:span><text:span text:style-name="T1">#articulos_id</text:span><text:span text:style-name="T5">, cantidad, tiempo)</text:span></text:p>
      <text:p text:style-name="P7"><text:span text:style-name="T7"><text:tab/>parte_produccion_id – Partes_Producción (not null, BR, MC)</text:span></text:p>
      <text:p text:style-name="P7"><text:span text:style-name="T5"/></text:p>
      <text:p text:style-name="P2"><text:span text:style-name="T5">Empleados (</text:span><text:span text:style-name="T1">#id</text:span><text:span text:style-name="T5">, nombre, apellido, </text:span><text:span text:style-name="T11">dni</text:span><text:span text:style-name="T5">, </text:span><text:span text:style-name="T12">taller_id</text:span><text:span text:style-name="T5">)</text:span></text:p>
      <text:p text:style-name="P2"><text:span text:style-name="T5"><text:tab/></text:span><text:span text:style-name="T6">taller_id – Talleres (not nul, BR, MC</text:span></text:p>
      <text:p text:style-name="P7"><text:span text:style-name="T5"/></text:p>
      <text:p text:style-name="P5"><text:span text:style-name="T4">4. regla de transformación 1:1</text:span></text:p>
      <text:p text:style-name="P5"><text:tab/><text:span text:style-name="T9">(Copio y pego transformaciones paso anterior)</text:span></text:p>
      <text:p text:style-name="P5"><text:span text:style-name="T9"/></text:p>
      <text:p text:style-name="P5"><text:span text:style-name="T9"/></text:p>
      <text:p text:style-name="P2">Maquinas (<text:span text:style-name="T1">#id</text:span><text:span text:style-name="T5">, nombre, valor, fecha_compra)</text:span></text:p>
      <text:p text:style-name="P2"><text:span text:style-name="T5"/></text:p>
      <text:p text:style-name="P2"><text:span text:style-name="T5"/></text:p>
      <text:p text:style-name="P2"><text:span text:style-name="T5">Partes_Producción (</text:span><text:span text:style-name="T1">#id</text:span><text:span text:style-name="T5">, </text:span><text:span text:style-name="T11">num_parte</text:span><text:span text:style-name="T5">, coste_total, fecha_final, fecha_emision)</text:span></text:p>
      <text:p text:style-name="P2"><text:span text:style-name="T5">Artículos (</text:span><text:span text:style-name="T1">#id</text:span><text:span text:style-name="T5">, nombre, precio, modelo, coste)</text:span></text:p>
      <text:p text:style-name="P2"><text:span text:style-name="T5"/></text:p>
      <text:p text:style-name="P2"><text:span text:style-name="T5"/></text:p>
      <text:p text:style-name="P2"><text:span text:style-name="T5">Maquinas_Utiliza_Taller (</text:span><text:span text:style-name="T2">#taller_id</text:span><text:span text:style-name="T6">, </text:span><text:span text:style-name="T2">#maquina_id</text:span><text:span text:style-name="T6">, inicio, fin, tiempo-d)</text:span></text:p>
      <text:p text:style-name="P2"><text:span text:style-name="T6"><text:tab/>taller_id – Talleres (Not null, BR, MC)</text:span></text:p>
      <text:p text:style-name="P2"><text:span text:style-name="T6"><text:tab/>maquina_id – Maquinas (not null, BR, MC)</text:span></text:p>
      <text:p text:style-name="P2"><text:span text:style-name="T6"/></text:p>
      <text:p text:style-name="P7"><text:span text:style-name="T5">Talleres_fabrica (</text:span><text:span text:style-name="T1">#taller_id</text:span><text:span text:style-name="T5">, </text:span><text:span text:style-name="T1">#parte_produccion_id</text:span><text:span text:style-name="T5">)</text:span></text:p>
      <text:p text:style-name="P7"><text:span text:style-name="T5"><text:tab/>taller_id – Talleres (not null, BR, MC)</text:span></text:p>
      <text:p text:style-name="P7"><text:span text:style-name="T5"><text:tab/>parte_produccion_id – Partes_Producción (not null, BR, MC)</text:span></text:p>
      <text:p text:style-name="P7"><text:span text:style-name="T5"/></text:p>
      <text:p text:style-name="P7"><text:span text:style-name="T5">PartesProduccion_fabrica (</text:span><text:span text:style-name="T1">#parte_produccion_id</text:span><text:span text:style-name="T5">, </text:span><text:span text:style-name="T1">#articulos_id</text:span><text:span text:style-name="T5">, cantidad, tiempo)</text:span></text:p>
      <text:p text:style-name="P7"><text:span text:style-name="T7"><text:tab/>parte_produccion_id – Partes_Producción (not null, BR, MC)</text:span></text:p>
      <text:p text:style-name="P7"><text:span text:style-name="T5"/></text:p>
      <text:p text:style-name="P2"><text:span text:style-name="T5">Empleados (</text:span><text:span text:style-name="T1">#id</text:span><text:span text:style-name="T5">, nombre, apellido, </text:span><text:span text:style-name="T11">dni</text:span><text:span text:style-name="T5">, </text:span><text:span text:style-name="T12">taller_id</text:span><text:span text:style-name="T5">)</text:span></text:p>
      <text:p text:style-name="P2"><text:span text:style-name="T5"><text:tab/></text:span><text:span text:style-name="T6">taller_id – Talleres (not nul, BR, MC</text:span></text:p>
      <text:p text:style-name="P9"><text:span text:style-name="T9"/></text:p>
      <text:p text:style-name="P3"><text:span text:style-name="T4">Talleres (</text:span><text:span text:style-name="T1">#id</text:span><text:span text:style-name="T4">, nombre, función, </text:span><text:span text:style-name="T13">jefe_id</text:span><text:span text:style-name="T4">)</text:span></text:p>
      <text:p text:style-name="P3"><text:tab/><text:span text:style-name="T14">jefe_id – Empleados (not null, BR, MC)</text:span></text:p>
      <text:p text:style-name="P3"/>
      <text:p text:style-name="P3"/>
      <text:p text:style-name="P6">5. Modelo Relacional Definitivo:</text:p>
      <text:p text:style-name="P6"><text:tab/><text:span text:style-name="T9">(Copio y pego transformaciones paso anterior)</text:span></text:p>
      <text:p text:style-name="P3"><text:soft-page-break/>Maquinas (<text:span text:style-name="T1">#id</text:span><text:span text:style-name="T5">, nombre, valor, fecha_compra)</text:span></text:p>
      <text:p text:style-name="P3"><text:span text:style-name="T5"/></text:p>
      <text:p text:style-name="P3"><text:span text:style-name="T5"/></text:p>
      <text:p text:style-name="P3"><text:span text:style-name="T5">Partes_Producción (</text:span><text:span text:style-name="T1">#id</text:span><text:span text:style-name="T5">, </text:span><text:span text:style-name="T11">num_parte</text:span><text:span text:style-name="T5">, coste_total, fecha_final, fecha_emision)</text:span></text:p>
      <text:p text:style-name="P3"><text:span text:style-name="T5">Artículos (</text:span><text:span text:style-name="T1">#id</text:span><text:span text:style-name="T5">, nombre, precio, modelo, coste)</text:span></text:p>
      <text:p text:style-name="P3"><text:span text:style-name="T5"/></text:p>
      <text:p text:style-name="P3"><text:span text:style-name="T5"/></text:p>
      <text:p text:style-name="P3"><text:span text:style-name="T5">Maquinas_Utiliza_Taller (</text:span><text:span text:style-name="T2">#taller_id</text:span><text:span text:style-name="T6">, </text:span><text:span text:style-name="T2">#maquina_id</text:span><text:span text:style-name="T6">, inicio, fin, tiempo-d)</text:span></text:p>
      <text:p text:style-name="P3"><text:span text:style-name="T6"><text:tab/>taller_id – Talleres (Not null, BR, MC)</text:span></text:p>
      <text:p text:style-name="P3"><text:span text:style-name="T6"><text:tab/>maquina_id – Maquinas (not null, BR, MC)</text:span></text:p>
      <text:p text:style-name="P3"><text:span text:style-name="T6"/></text:p>
      <text:p text:style-name="P8"><text:span text:style-name="T5">Talleres_fabrica (</text:span><text:span text:style-name="T1">#taller_id</text:span><text:span text:style-name="T5">, </text:span><text:span text:style-name="T1">#parte_produccion_id</text:span><text:span text:style-name="T5">)</text:span></text:p>
      <text:p text:style-name="P8"><text:span text:style-name="T5"><text:tab/>taller_id – Talleres (not null, BR, MC)</text:span></text:p>
      <text:p text:style-name="P8"><text:span text:style-name="T5"><text:tab/>parte_produccion_id – Partes_Producción (not null, BR, MC)</text:span></text:p>
      <text:p text:style-name="P8"><text:span text:style-name="T5"/></text:p>
      <text:p text:style-name="P8"><text:span text:style-name="T5">PartesProduccion_fabrica (</text:span><text:span text:style-name="T1">#parte_produccion_id</text:span><text:span text:style-name="T5">, </text:span><text:span text:style-name="T1">#articulos_id</text:span><text:span text:style-name="T5">, cantidad, tiempo)</text:span></text:p>
      <text:p text:style-name="P8"><text:span text:style-name="T7"><text:tab/>parte_produccion_id – Partes_Producción (not null, BR, MC)</text:span></text:p>
      <text:p text:style-name="P8"><text:span text:style-name="T5"/></text:p>
      <text:p text:style-name="P3"><text:span text:style-name="T5">Empleados (</text:span><text:span text:style-name="T1">#id</text:span><text:span text:style-name="T5">, nombre, apellido, </text:span><text:span text:style-name="T11">dni</text:span><text:span text:style-name="T5">, </text:span><text:span text:style-name="T12">taller_id</text:span><text:span text:style-name="T5">)</text:span></text:p>
      <text:p text:style-name="P3"><text:span text:style-name="T5"><text:tab/></text:span><text:span text:style-name="T6">taller_id – Talleres (not nul, BR, MC</text:span></text:p>
      <text:p text:style-name="P10"><text:span text:style-name="T9"/></text:p>
      <text:p text:style-name="P3"><text:span text:style-name="T4">Talleres (</text:span><text:span text:style-name="T1">#id</text:span><text:span text:style-name="T4">, nombre, función, </text:span><text:span text:style-name="T13">jefe_id</text:span><text:span text:style-name="T4">)</text:span></text:p>
      <text:p text:style-name="P3"><text:span text:style-name="T9"><text:tab/></text:span><text:span text:style-name="T10">jefe_id – Empleados (not null, BR, MC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09:37:38.264000000</meta:creation-date>
    <dc:date>2024-12-02T10:15:28.798000000</dc:date>
    <meta:editing-duration>PT37M50S</meta:editing-duration>
    <meta:editing-cycles>3</meta:editing-cycles>
    <meta:generator>LibreOffice/7.5.6.2$Windows_X86_64 LibreOffice_project/f654817fb68d6d4600d7d2f6b647e47729f55f15</meta:generator>
    <meta:document-statistic meta:table-count="0" meta:image-count="0" meta:object-count="0" meta:page-count="3" meta:paragraph-count="74" meta:word-count="400" meta:character-count="3591" meta:non-whitespace-character-count="3210"/>
  </office:meta>
</office:document-meta>
</file>